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13.3169in" svg:y="4.4626in">
            <draw:object draw:notify-on-update-of-ranges="Results.O11:Results.Q11 Results.O12:Results.Q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366in" svg:height="4.3402in" svg:x="3.6177in" svg:y="3.9311in">
            <draw:object draw:notify-on-update-of-ranges="Results.G13:Results.G18 Results.H12:Results.H12 Results.H13:Results.H18 Results.I12:Results.I12 Results.I13:Results.I18 Results.J12:Results.J12 Results.J13:Results.J18 Results.K12:Results.K12 Results.K13:Results.K18 Results.L12:Results.L12 Results.L13:Results.L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NIST_668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668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80/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4"/>
        </table:table-row>
        <table:table-row table:style-name="ro1">
          <table:table-cell office:value-type="float" office:value="3777.09999999992" calcext:value-type="float">
            <text:p>3777.09999999992</text:p>
          </table:table-cell>
          <table:table-cell office:value-type="float" office:value="2550.4321800948" calcext:value-type="float">
            <text:p>2550.4321800948</text:p>
          </table:table-cell>
          <table:table-cell office:value-type="float" office:value="3777.49999999999" calcext:value-type="float">
            <text:p>3777.4999999999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20/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9"/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317.25000000006" calcext:value-type="float">
            <text:p>1317.25000000006</text:p>
          </table:table-cell>
          <table:table-cell office:value-type="float" office:value="1151.04999999996" calcext:value-type="float">
            <text:p>1151.04999999996</text:p>
          </table:table-cell>
          <table:table-cell office:value-type="float" office:value="400.700000000009" calcext:value-type="float">
            <text:p>400.700000000009</text:p>
          </table:table-cell>
          <table:table-cell office:value-type="float" office:value="1151.04999999996" calcext:value-type="float">
            <text:p>1151.04999999996</text:p>
          </table:table-cell>
          <table:table-cell office:value-type="float" office:value="2869.00000000003" calcext:value-type="float">
            <text:p>2869.00000000003</text:p>
          </table:table-cell>
          <table:table-cell table:number-columns-repeated="2"/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  <table:table-cell table:number-columns-repeated="2"/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itialization</text:p>
          </table:table-cell>
          <table:table-cell table:number-columns-repeated="4"/>
          <table:table-cell office:value-type="float" office:value="3777.09999999992" calcext:value-type="float">
            <text:p>3777.09999999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/>
          <table:table-cell office:value-type="string" calcext:value-type="string">
            <text:p>Coral (First)</text:p>
          </table:table-cell>
          <table:table-cell office:value-type="float" office:value="1317.25000000006" calcext:value-type="float">
            <text:p>1317.25000000006</text:p>
          </table:table-cell>
          <table:table-cell office:value-type="float" office:value="1151.04999999996" calcext:value-type="float">
            <text:p>1151.04999999996</text:p>
          </table:table-cell>
          <table:table-cell office:value-type="float" office:value="400.700000000009" calcext:value-type="float">
            <text:p>400.700000000009</text:p>
          </table:table-cell>
          <table:table-cell office:value-type="float" office:value="2869.00000000003" calcext:value-type="float">
            <text:p>2869.00000000003</text:p>
          </table:table-cell>
          <table:table-cell table:number-columns-repeated="6"/>
        </table:table-row>
        <table:table-row table:style-name="ro1">
          <table:table-cell office:value-type="float" office:value="2257.45342960653" calcext:value-type="float">
            <text:p>2257.45342960653</text:p>
          </table:table-cell>
          <table:table-cell office:value-type="float" office:value="411.23990629115" calcext:value-type="float">
            <text:p>411.23990629115</text:p>
          </table:table-cell>
          <table:table-cell office:value-type="float" office:value="812.009793822154" calcext:value-type="float">
            <text:p>812.009793822154</text:p>
          </table:table-cell>
          <table:table-cell office:value-type="float" office:value="411.23990629115" calcext:value-type="float">
            <text:p>411.23990629115</text:p>
          </table:table-cell>
          <table:table-cell office:value-type="float" office:value="2020.05341252992" calcext:value-type="float">
            <text:p>2020.05341252992</text:p>
          </table:table-cell>
          <table:table-cell/>
          <table:table-cell office:value-type="string" calcext:value-type="string">
            <text:p>Coral</text:p>
          </table:table-cell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272.574999999986" calcext:value-type="float">
            <text:p>272.57499999998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5173.47569693811" calcext:value-type="float">
            <text:p>5173.475696938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935.597963143664" calcext:value-type="float">
            <text:p>935.597963143664</text:p>
          </table:table-cell>
          <table:table-cell table:number-columns-repeated="6"/>
        </table:table-row>
        <table:table-row table:style-name="ro1">
          <table:table-cell office:value-type="float" office:value="622.500000000192" calcext:value-type="float">
            <text:p>622.500000000192</text:p>
          </table:table-cell>
          <table:table-cell office:value-type="float" office:value="1344.00000000001" calcext:value-type="float">
            <text:p>1344.00000000001</text:p>
          </table:table-cell>
          <table:table-cell office:value-type="float" office:value="57.5000000000436" calcext:value-type="float">
            <text:p>57.5000000000436</text:p>
          </table:table-cell>
          <table:table-cell office:value-type="float" office:value="1344.00000000001" calcext:value-type="float">
            <text:p>1344.00000000001</text:p>
          </table:table-cell>
          <table:table-cell office:value-type="float" office:value="2084.50000000027" calcext:value-type="float">
            <text:p>2084.50000000027</text:p>
          </table:table-cell>
          <table:table-cell/>
          <table:table-cell office:value-type="string" calcext:value-type="string">
            <text:p>CPU</text:p>
          </table:table-cell>
          <table:table-cell table:number-columns-repeated="3"/>
          <table:table-cell office:value-type="float" office:value="374.155441240873" calcext:value-type="float">
            <text:p>374.15544124087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12"/>
        </table:table-row>
        <table:table-row table:style-name="ro1"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272.574999999986" calcext:value-type="float">
            <text:p>272.57499999998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12"/>
        </table:table-row>
        <table:table-row table:style-name="ro1">
          <table:table-cell office:value-type="float" office:value="56.4328659065758" calcext:value-type="float">
            <text:p>56.4328659065758</text:p>
          </table:table-cell>
          <table:table-cell office:value-type="float" office:value="20.6958038613741" calcext:value-type="float">
            <text:p>20.6958038613741</text:p>
          </table:table-cell>
          <table:table-cell office:value-type="float" office:value="10.6476879881691" calcext:value-type="float">
            <text:p>10.6476879881691</text:p>
          </table:table-cell>
          <table:table-cell office:value-type="float" office:value="20.6958038613741" calcext:value-type="float">
            <text:p>20.6958038613741</text:p>
          </table:table-cell>
          <table:table-cell office:value-type="float" office:value="41.6585806499964" calcext:value-type="float">
            <text:p>41.65858064999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12"/>
        </table:table-row>
        <table:table-row table:style-name="ro1">
          <table:table-cell office:value-type="float" office:value="95.4999999998041" calcext:value-type="float">
            <text:p>95.4999999998041</text:p>
          </table:table-cell>
          <table:table-cell office:value-type="float" office:value="162.499999999843" calcext:value-type="float">
            <text:p>162.499999999843</text:p>
          </table:table-cell>
          <table:table-cell office:value-type="float" office:value="4.00000000011502" calcext:value-type="float">
            <text:p>4.00000000011502</text:p>
          </table:table-cell>
          <table:table-cell office:value-type="float" office:value="162.499999999843" calcext:value-type="float">
            <text:p>162.499999999843</text:p>
          </table:table-cell>
          <table:table-cell office:value-type="float" office:value="262.000000000207" calcext:value-type="float">
            <text:p>262.00000000020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12"/>
        </table:table-row>
        <table:table-row table:style-name="ro1">
          <table:table-cell office:value-type="float" office:value="39.6954966522985" calcext:value-type="float">
            <text:p>39.6954966522985</text:p>
          </table:table-cell>
          <table:table-cell office:value-type="float" office:value="57.2365404017261" calcext:value-type="float">
            <text:p>57.2365404017261</text:p>
          </table:table-cell>
          <table:table-cell office:value-type="float" office:value="3.06796294597541" calcext:value-type="float">
            <text:p>3.06796294597541</text:p>
          </table:table-cell>
          <table:table-cell office:value-type="float" office:value="57.2365404017261" calcext:value-type="float">
            <text:p>57.236540401726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4"/>
        </table:table-row>
        <table:table-row table:style-name="ro1">
          <table:table-cell office:value-type="float" office:value="5173.47569693811" calcext:value-type="float">
            <text:p>5173.47569693811</text:p>
          </table:table-cell>
          <table:table-cell office:value-type="float" office:value="3656.11672141523" calcext:value-type="float">
            <text:p>3656.11672141523</text:p>
          </table:table-cell>
          <table:table-cell office:value-type="float" office:value="3049.14249136345" calcext:value-type="float">
            <text:p>3049.1424913634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4"/>
        </table:table-row>
        <table:table-row table:style-name="ro1">
          <table:table-cell office:value-type="float" office:value="935.597963143664" calcext:value-type="float">
            <text:p>935.597963143664</text:p>
          </table:table-cell>
          <table:table-cell office:value-type="float" office:value="1135.80485542283" calcext:value-type="float">
            <text:p>1135.80485542283</text:p>
          </table:table-cell>
          <table:table-cell office:value-type="float" office:value="658.155993733089" calcext:value-type="float">
            <text:p>658.15599373308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4"/>
        </table:table-row>
        <table:table-row table:style-name="ro1">
          <table:table-cell office:value-type="float" office:value="374.155441240873" calcext:value-type="float">
            <text:p>374.155441240873</text:p>
          </table:table-cell>
          <table:table-cell office:value-type="float" office:value="120.947429601798" calcext:value-type="float">
            <text:p>120.947429601798</text:p>
          </table:table-cell>
          <table:table-cell office:value-type="float" office:value="325.145003444049" calcext:value-type="float">
            <text:p>325.14500344404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4:12:26.734425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14:41:52.118969217</dc:date>
    <meta:editing-duration>PT1H29M32S</meta:editing-duration>
    <meta:editing-cycles>3</meta:editing-cycles>
    <meta:generator>LibreOffice/7.0.4.2$Linux_X86_64 LibreOffice_project/00$Build-2</meta:generator>
    <meta:document-statistic meta:table-count="1" meta:cell-count="1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3" style:family="chart" style:data-style-name="N124">
      <style:chart-properties chart:link-data-style-to-source="fals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6cm" svg:height="11.025cm" xlink:href=".." xlink:type="simple" chart:class="chart:bar" chart:style-name="ch1">
        <chart:title svg:x="9.182cm" svg:y="0.355cm" chart:style-name="ch2">
          <text:p>MNIST</text:p>
        </chart:title>
        <chart:legend chart:legend-position="end" svg:x="17.325cm" svg:y="4.349cm" style:legend-expansion="high" chart:style-name="ch3"/>
        <chart:plot-area chart:style-name="ch4" table:cell-range-address="Results.G12:Results.L18" chart:data-source-has-labels="both" svg:x="1.357cm" svg:y="1.302cm" svg:width="15.57cm" svg:height="9.5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456cm" svg:y="1.323cm" svg:width="14.364cm" svg:height="8.8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lts.G13:Results.G18"/>
            <chart:grid chart:style-name="ch6" chart:class="major"/>
          </chart:axis>
          <chart:axis chart:dimension="y" chart:name="primary-y" chart:style-name="ch7">
            <chart:title svg:x="0.451cm" svg:y="7.274cm" chart:style-name="ch8">
              <text:p>Mean Time (uS)</text:p>
            </chart:title>
            <chart:grid chart:style-name="ch6" chart:class="major"/>
          </chart:axis>
          <chart:axis chart:dimension="z" chart:name="primary-z" chart:style-name="ch5"/>
          <chart:series chart:style-name="ch9" chart:values-cell-range-address="Results.H13:Results.H18" chart:label-cell-address="Results.H12:Results.H12" chart:class="chart:bar">
            <chart:data-point chart:repeated="6"/>
          </chart:series>
          <chart:series chart:style-name="ch10" chart:values-cell-range-address="Results.I13:Results.I18" chart:label-cell-address="Results.I12:Results.I12" chart:class="chart:bar">
            <chart:data-point chart:repeated="6"/>
          </chart:series>
          <chart:series chart:style-name="ch11" chart:values-cell-range-address="Results.J13:Results.J18" chart:label-cell-address="Results.J12:Results.J12" chart:class="chart:bar">
            <chart:data-point chart:repeated="6"/>
          </chart:series>
          <chart:series chart:style-name="ch12" chart:values-cell-range-address="Results.K13:Results.K18" chart:label-cell-address="Results.K12:Results.K12" chart:class="chart:bar">
            <chart:data-point chart:repeated="6"/>
          </chart:series>
          <chart:series chart:style-name="ch13" chart:values-cell-range-address="Results.L13:Results.L18" chart:label-cell-address="Results.L12:Results.L1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H12:Results.H12</svg:desc>
                </draw:g>
              </table:table-cell>
              <table:table-cell office:value-type="string">
                <text:p>Inference</text:p>
                <draw:g>
                  <svg:desc>Results.I12:Results.I12</svg:desc>
                </draw:g>
              </table:table-cell>
              <table:table-cell office:value-type="string">
                <text:p>Return</text:p>
                <draw:g>
                  <svg:desc>Results.J12:Results.J12</svg:desc>
                </draw:g>
              </table:table-cell>
              <table:table-cell office:value-type="string">
                <text:p>Total</text:p>
                <draw:g>
                  <svg:desc>Results.K12:Results.K12</svg:desc>
                </draw:g>
              </table:table-cell>
              <table:table-cell office:value-type="string">
                <text:p>Initialization</text:p>
                <draw:g>
                  <svg:desc>Results.L12:Results.L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ization</text:p>
                <draw:g>
                  <svg:desc>Results.G13:Results.G18</svg:desc>
                </draw:g>
              </table:table-cell>
              <table:table-cell office:value-type="float" office:value="NaN">
                <text:p>NaN</text:p>
                <draw:g>
                  <svg:desc>Results.H13:Results.H18</svg:desc>
                </draw:g>
              </table:table-cell>
              <table:table-cell office:value-type="float" office:value="NaN">
                <text:p>NaN</text:p>
                <draw:g>
                  <svg:desc>Results.I13:Results.I18</svg:desc>
                </draw:g>
              </table:table-cell>
              <table:table-cell office:value-type="float" office:value="NaN">
                <text:p>NaN</text:p>
                <draw:g>
                  <svg:desc>Results.J13:Results.J18</svg:desc>
                </draw:g>
              </table:table-cell>
              <table:table-cell office:value-type="float" office:value="NaN">
                <text:p>NaN</text:p>
                <draw:g>
                  <svg:desc>Results.K13:Results.K18</svg:desc>
                </draw:g>
              </table:table-cell>
              <table:table-cell office:value-type="float" office:value="3777.09999999992">
                <text:p>3777.09999999992</text:p>
                <draw:g>
                  <svg:desc>Results.L13:Results.L18</svg:desc>
                </draw:g>
              </table:table-cell>
            </table:table-row>
            <table:table-row>
              <table:table-cell office:value-type="string">
                <text:p>Coral (First)</text:p>
              </table:table-cell>
              <table:table-cell office:value-type="float" office:value="1317.25000000006">
                <text:p>1317.25000000006</text:p>
              </table:table-cell>
              <table:table-cell office:value-type="float" office:value="1151.04999999996">
                <text:p>1151.04999999996</text:p>
              </table:table-cell>
              <table:table-cell office:value-type="float" office:value="400.700000000009">
                <text:p>400.700000000009</text:p>
              </table:table-cell>
              <table:table-cell office:value-type="float" office:value="2869.00000000003">
                <text:p>2869.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al</text:p>
              </table:table-cell>
              <table:table-cell office:value-type="float" office:value="108.199999999997">
                <text:p>108.199999999997</text:p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  <table:table-cell office:value-type="float" office:value="272.574999999986">
                <text:p>272.57499999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3.47569693811">
                <text:p>5173.4756969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597963143664">
                <text:p>935.59796314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155441240873">
                <text:p>374.1554412408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374cm" svg:y="0.315cm" chart:style-name="ch2">
          <text:p>Mnist</text:p>
        </chart:title>
        <chart:subtitle svg:x="5.496cm" svg:y="1.223cm" chart:style-name="ch3">
          <text:p>Coral USB Mean Time Ratio</text:p>
        </chart:subtitle>
        <chart:legend chart:legend-position="end" svg:x="13.446cm" svg:y="3.782cm" style:legend-expansion="high" chart:style-name="ch4"/>
        <chart:plot-area chart:style-name="ch5" table:cell-range-address="Results.O11:Results.Q12" chart:data-source-has-labels="row" svg:x="0.32cm" svg:y="2.032cm" svg:width="12.806cm" svg:height="6.788cm">
          <chart:coordinate-region svg:x="3.499cm" svg:y="2.373cm" svg:width="6.447cm" svg:height="6.447cm"/>
          <chart:axis chart:dimension="x" chart:name="primary-x" chart:style-name="ch6" chartooo:axis-type="auto">
            <chartooo:date-scale/>
            <chart:categories table:cell-range-address="Results.O11:Results.Q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s.O12:Results.Q12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O11:Results.Q11</svg:desc>
                </draw:g>
              </table:table-cell>
              <table:table-cell office:value-type="string">
                <text:p>Inference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08.199999999997">
                <text:p>108.199999999997</text:p>
                <draw:g>
                  <svg:desc>Results.O12:Results.Q12</svg:desc>
                </draw:g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